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ABDB6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fo:background-color="#BABDB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8AE234"/>
    </style:style>
    <style:style style:name="ce5" style:family="table-cell" style:parent-style-name="Default" style:data-style-name="N36">
      <style:table-cell-properties fo:border="thin solid #000000" fo:background-color="#8AE234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8AE234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fo:background-color="#FF3333"/>
    </style:style>
    <style:style style:name="ce8" style:family="table-cell" style:parent-style-name="Default" style:data-style-name="N36">
      <style:table-cell-properties fo:border="thin solid #000000" fo:background-color="#FF3333"/>
    </style:style>
    <style:style style:name="ce9" style:family="table-cell" style:parent-style-name="Default" style:data-style-name="N0">
      <style:table-cell-properties fo:border="thin solid #000000" style:vertical-align="automatic" fo:background-color="#FF3333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#FF3333"/>
    </style:style>
    <style:style style:name="ce11" style:family="table-cell" style:parent-style-name="Default" style:data-style-name="N0">
      <style:table-cell-properties fo:border="thin solid #000000" fo:background-color="#00CCFF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00CCFF" style:repeat-content="false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 style:data-style-name="N36">
      <style:table-cell-properties fo:border="thin solid #000000" fo:background-color="#00CCFF"/>
    </style:style>
    <style:style style:name="ce14" style:family="table-cell" style:parent-style-name="Default" style:data-style-name="N0">
      <style:table-cell-properties fo:background-color="#00CCFF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8AE234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FF3333"/>
      <style:text-properties fo:color="#000000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F3333"/>
      <style:text-properties fo:color="#000000" fo:font-size="10pt" style:font-size-asian="10pt" style:font-size-complex="10pt"/>
    </style:style>
    <style:style style:name="ce18" style:family="table-cell" style:parent-style-name="Default" style:data-style-name="N36">
      <style:table-cell-properties fo:border="thin solid #000000" fo:background-color="#FF3333"/>
      <style:text-properties fo:color="#000000"/>
    </style:style>
    <style:style style:name="ce19" style:family="table-cell" style:parent-style-name="Default" style:data-style-name="N0">
      <style:table-cell-properties fo:background-color="#FF3333"/>
      <style:text-properties fo:color="#000000"/>
    </style:style>
    <style:style style:name="ce20" style:family="table-cell" style:parent-style-name="Default" style:data-style-name="N0">
      <style:table-cell-properties fo:border="thin solid #000000" fo:background-color="#66FF00"/>
      <style:text-properties fo:color="#000000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66FF00"/>
      <style:text-properties fo:color="#000000" fo:font-size="10pt" style:font-size-asian="10pt" style:font-size-complex="10pt"/>
    </style:style>
    <style:style style:name="ce22" style:family="table-cell" style:parent-style-name="Default" style:data-style-name="N36">
      <style:table-cell-properties fo:border="thin solid #000000" fo:background-color="#66FF00"/>
      <style:text-properties fo:color="#000000"/>
    </style:style>
    <style:style style:name="ce23" style:family="table-cell" style:parent-style-name="Default" style:data-style-name="N0">
      <style:table-cell-properties fo:border="thin solid #000000" fo:background-color="#00CCFF"/>
      <style:text-properties fo:color="#000000"/>
    </style:style>
    <style:style style:name="ce24" style:family="table-cell" style:parent-style-name="Default" style:data-style-name="N0">
      <style:table-cell-properties style:vertical-align="automatic" fo:wrap-option="wrap" fo:background-color="#00CCFF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36">
      <style:table-cell-properties fo:border="thin solid #000000" fo:background-color="#00CCFF"/>
      <style:text-properties fo:color="#000000"/>
    </style:style>
    <style:style style:name="ce26" style:family="table-cell" style:parent-style-name="Default" style:data-style-name="N0">
      <style:table-cell-properties fo:border="thin solid #000000" style:vertical-align="automatic" fo:background-color="#00CCFF" style:repeat-content="false"/>
      <style:paragraph-properties fo:text-align="end" fo:margin-right="0cm"/>
      <style:text-properties fo:color="#000000"/>
    </style:style>
    <style:style style:name="ce27" style:family="table-cell" style:parent-style-name="Default" style:data-style-name="N0">
      <style:table-cell-properties fo:border="thin solid #000000" fo:background-color="#BABDB6"/>
      <style:text-properties fo:font-size="13pt" style:font-size-asian="13pt" style:font-size-complex="13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BABDB6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6">
      <style:table-cell-properties fo:border="thin solid #000000" fo:background-color="#BABDB6"/>
      <style:text-properties fo:color="#000000" fo:font-size="13pt" style:font-size-asian="13pt" style:font-size-complex="13pt" fo:font-weight="bold" style:font-weight-asian="bold" style:font-weight-complex="bold"/>
    </style:style>
    <style:style style:name="ce30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0"/>
    <style:style style:name="ce32" style:family="table-cell" style:parent-style-name="Default" style:data-style-name="N36"/>
    <style:style style:name="ce33" style:family="table-cell" style:parent-style-name="Default" style:data-style-name="N36"/>
    <style:style style:name="ce34" style:family="table-cell" style:parent-style-name="Hyperlink" style:data-style-name="N0">
      <style:table-cell-properties fo:border="thin solid #000000" fo:background-color="#8AE234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5.18583333333333cm"/>
    </style:style>
    <style:style style:name="co2" style:family="table-column">
      <style:table-column-properties fo:break-before="auto" style:column-width="4.81541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1.298958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7.2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3"/>
        <table:table-column table:style-name="co4" table:default-cell-style-name="ce1"/>
        <table:table-column table:style-name="co5" table:default-cell-style-name="ce1"/>
        <table:table-column table:style-name="co3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Produkt-Name</text:p>
          </table:table-cell>
          <table:table-cell office:value-type="string" table:style-name="ce2">
            <text:p>Bestellnummer</text:p>
          </table:table-cell>
          <table:table-cell office:value-type="string" table:style-name="ce3">
            <text:p>Preis pro Stück</text:p>
          </table:table-cell>
          <table:table-cell office:value-type="string" table:style-name="ce2">
            <text:p>Anzahl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Kurzschlussbrücke</text:p>
          </table:table-cell>
          <table:table-cell office:value-type="string" table:style-name="ce4">
            <text:p>739550 – 62</text:p>
          </table:table-cell>
          <table:table-cell office:value-type="currency" office:value="0.57999999999999996" table:style-name="ce5">
            <text:p>0,58 €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https://www.conrad.de/de/kurzschlussbruecke-rastermass-254-mm-508-mm-polzahl-je-reihe2-w-p-products-265-101-10-00-inhalt-1-st-739550.html?WT.mc_id=google_pla&amp;WT.srch=1&amp;ef_id=WiP7CwAAGJDrkRBO:20180511173317:s&amp;gclid=CjwKCAjw_tTXBRBsEiwArqXyMntp3OTSHr9Zol_QP12xy9IT40NF771fBVyHsGsZ2n39BQRsvPp_3BoCdLkQAvD_BwE&amp;hk=SEM&amp;insert_kz=VQ&amp;s_kwcid=AL!222!3!98230272297!!!g!!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Motor-Treiber</text:p>
          </table:table-cell>
          <table:table-cell office:value-type="string" table:style-name="ce6">
            <text:p>1573541 - 62</text:p>
          </table:table-cell>
          <table:table-cell office:value-type="currency" office:value="4.95" table:style-name="ce5">
            <text:p>4,95 €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<text:a xlink:href="https://www.conrad.de/de/entwickler-platine-sbc-motodriver2-arduino-banana-pi-cubieboard-pcduino-raspberry-pi-raspberry-pi-2-b-raspberry-1573541.html">https://www.conrad.de/de/entwickler-platine-sbc-motodriver2-arduino-banana-pi-cubieboard-pcduino-raspberry-pi-raspberry-pi-2-b-raspberry-1573541.html</text:a>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Foto-Widerstand (10pcs)</text:p>
          </table:table-cell>
          <table:table-cell office:value-type="string" table:style-name="ce7">
            <text:p>LDR GL5528</text:p>
          </table:table-cell>
          <table:table-cell office:value-type="currency" office:value="1.04" table:style-name="ce8">
            <text:p>1,04 €</text:p>
          </table:table-cell>
          <table:table-cell office:value-type="float" office:value="2" table:style-name="ce9">
            <text:p>2</text:p>
          </table:table-cell>
          <table:table-cell office:value-type="string" table:style-name="ce7">
            <text:p>https://www.amazon.de/abh%C3%A4ngig-Widerstand-Fotowiderstand-Dependent-GL5528/dp/B00XDT8KI4/ref=sr_1_2?ie=UTF8&amp;qid=1526061452&amp;sr=8-2&amp;keywords=fotowiderstand&amp;dpID=316Q4CRnSUL&amp;preST=_SY300_QL70_&amp;dpSrc=srch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4">
            <text:p>LEDs</text:p>
          </table:table-cell>
          <table:table-cell office:value-type="string" table:style-name="ce6">
            <text:p>1603079 - 62</text:p>
          </table:table-cell>
          <table:table-cell office:value-type="currency" office:value="0.12" table:style-name="ce5">
            <text:p>0,12 €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https://www.conrad.de/de/led-bedrahtet-rot-rund-3-mm-125-mcd-60-20-ma-huiyuan-1603079.htm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Vorwiderstände R130</text:p>
          </table:table-cell>
          <table:table-cell office:value-type="string" table:style-name="ce6">
            <text:p>1417736 - 62</text:p>
          </table:table-cell>
          <table:table-cell office:value-type="currency" office:value="0.06" table:style-name="ce5">
            <text:p>0,06 €</text:p>
          </table:table-cell>
          <table:table-cell office:value-type="float" office:value="25" table:style-name="ce4">
            <text:p>25</text:p>
          </table:table-cell>
          <table:table-cell office:value-type="string" table:style-name="ce4">
            <text:p>https://www.conrad.de/de/kohleschicht-widerstand-130-axial-bedrahtet-0207-025-w-5-yageo-cfr-25jt-52-130r-1-st-1417736.html</text:p>
          </table:table-cell>
          <table:table-cell table:number-columns-repeated="16379"/>
        </table:table-row>
        <table:table-row table:style-name="ro1">
          <table:table-cell office:value-type="string" table:style-name="ce11">
            <text:p>O-Ringe</text:p>
          </table:table-cell>
          <table:table-cell office:value-type="float" office:value="4300900150" table:style-name="ce12">
            <text:p>4300900150</text:p>
          </table:table-cell>
          <table:table-cell office:value-type="currency" office:value="0.14000000000000001" table:style-name="ce13">
            <text:p>0,14 €</text:p>
          </table:table-cell>
          <table:table-cell office:value-type="float" office:value="120" table:style-name="ce11">
            <text:p>120</text:p>
          </table:table-cell>
          <table:table-cell office:value-type="string" table:style-name="ce11">
            <text:p>https://www.hug-technik.com/shop/product_info.php?info=p2416_praezisions-o-ring-9-00-x-1-50-mm-nbr70.html</text:p>
          </table:table-cell>
          <table:table-cell table:number-columns-repeated="16379" table:style-name="ce14"/>
        </table:table-row>
        <table:table-row table:style-name="ro1">
          <table:table-cell office:value-type="string" table:style-name="ce7">
            <text:p>Ultraschall <text:s/>(5pcs + 20 Kabel)</text:p>
          </table:table-cell>
          <table:table-cell office:value-type="string" table:style-name="ce7">
            <text:p>HC-SR04</text:p>
          </table:table-cell>
          <table:table-cell office:value-type="currency" office:value="9.99" table:style-name="ce8">
            <text:p>9,99 €</text:p>
          </table:table-cell>
          <table:table-cell office:value-type="float" office:value="2" table:style-name="ce9">
            <text:p>2</text:p>
          </table:table-cell>
          <table:table-cell office:value-type="string" table:style-name="ce7">
            <text:p>https://www.amazon.de/Elegoo-HC-SR04-Ultraschallmodul-Distanzsensor-MEGA2560/dp/B01M9CMJ9O/ref=sr_1_4?s=ce-de&amp;ie=UTF8&amp;qid=1526065902&amp;sr=1-4&amp;keywords=hc-sr04</text:p>
          </table:table-cell>
          <table:table-cell table:number-columns-repeated="16379" table:style-name="ce10"/>
        </table:table-row>
        <table:table-row table:style-name="ro1">
          <table:table-cell office:value-type="string" table:style-name="ce4">
            <text:p>Kippschalter</text:p>
          </table:table-cell>
          <table:table-cell office:value-type="string" table:style-name="ce6">
            <text:p>1589425 - 62</text:p>
          </table:table-cell>
          <table:table-cell office:value-type="currency" office:value="1.71" table:style-name="ce5">
            <text:p>1,71 €</text:p>
          </table:table-cell>
          <table:table-cell office:value-type="float" office:value="10" table:style-name="ce4">
            <text:p>10</text:p>
          </table:table-cell>
          <table:table-cell office:value-type="string" table:style-name="ce34">
            <text:p><text:a xlink:href="https://www.conrad.de/de/kippschalter-125-vac-1-x-einein-tru-components-tc-mk244z-rastend-1-st-1589425.html">https://www.conrad.de/de/kippschalter-125-vac-1-x-einein-tru-components-tc-mk244z-rastend-1-st-1589425.html</text:a>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Buchsenleiste</text:p>
          </table:table-cell>
          <table:table-cell office:value-type="string" table:style-name="ce6">
            <text:p>1311507 - 62</text:p>
          </table:table-cell>
          <table:table-cell office:value-type="currency" office:value="0.99" table:style-name="ce5">
            <text:p>0,99 €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https://www.conrad.de/de/buchsenleiste-praezision-anzahl-reihen-1-polzahl-je-reihe-10-econ-connect-mp70s10-1-st-1311507.htm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Stiftleiste</text:p>
          </table:table-cell>
          <table:table-cell office:value-type="string" table:style-name="ce6">
            <text:p>1390103 - 62</text:p>
          </table:table-cell>
          <table:table-cell office:value-type="currency" office:value="0.23" table:style-name="ce5">
            <text:p>0,23 €</text:p>
          </table:table-cell>
          <table:table-cell office:value-type="float" office:value="15" table:style-name="ce4">
            <text:p>15</text:p>
          </table:table-cell>
          <table:table-cell office:value-type="string" table:style-name="ce4">
            <text:p>https://www.conrad.de/de/stiftleiste-standard-anzahl-reihen-1-polzahl-je-reihe-20-connfly-1390103-1-st-1390103.html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kku-Stecker XT60</text:p>
          </table:table-cell>
          <table:table-cell office:value-type="string" table:style-name="ce15">
            <text:p>1373199 - 62</text:p>
          </table:table-cell>
          <table:table-cell office:value-type="currency" office:value="1.99" table:style-name="ce5">
            <text:p>1,99 €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https://www.conrad.de/de/akku-stecker-xt60-vergoldet-1-st-reely-1373199.html</text:p>
          </table:table-cell>
          <table:table-cell table:number-columns-repeated="16379"/>
        </table:table-row>
        <table:table-row table:style-name="ro2">
          <table:table-cell office:value-type="string" table:style-name="ce16">
            <text:p>Motorkupplung</text:p>
          </table:table-cell>
          <table:table-cell office:value-type="string" table:style-name="ce17">
            <text:p>SODIAL(R) RC 3mm bis 5mm</text:p>
          </table:table-cell>
          <table:table-cell office:value-type="currency" office:value="1.53" table:style-name="ce18">
            <text:p>1,53 €</text:p>
          </table:table-cell>
          <table:table-cell office:value-type="float" office:value="4" table:style-name="ce16">
            <text:p>4</text:p>
          </table:table-cell>
          <table:table-cell office:value-type="string" table:style-name="ce16">
            <text:p>https://www.amazon.de/SODIAL-Flugzeug-Messing-Motorkupplung-Wellenkupplungen/dp/B01GNVRDR2</text:p>
          </table:table-cell>
          <table:table-cell table:number-columns-repeated="16379" table:style-name="ce19"/>
        </table:table-row>
        <table:table-row table:style-name="ro2">
          <table:table-cell office:value-type="string" table:style-name="ce20">
            <text:p>Flachbandkabel 1m 8-polig</text:p>
          </table:table-cell>
          <table:table-cell office:value-type="string" table:style-name="ce21">
            <text:p>607378 – 62</text:p>
          </table:table-cell>
          <table:table-cell office:value-type="currency" office:value="2.67" table:style-name="ce22">
            <text:p>2,67 €</text:p>
          </table:table-cell>
          <table:table-cell office:value-type="float" office:value="1" table:style-name="ce20">
            <text:p>1</text:p>
          </table:table-cell>
          <table:table-cell office:value-type="string" table:style-name="ce20">
            <text:p><text:a xlink:href="https://www.conrad.de/de/flachbandkabel-rastermass-25-mm-8-x-023-mm-grau-lappkabel-49900045-meterware-607378.html">https://www.conrad.de/de/flachbandkabel-rastermass-25-mm-8-x-023-mm-grau-lappkabel-49900045-meterware-607378.html</text:a></text:p>
          </table:table-cell>
          <table:table-cell table:number-columns-repeated="16379"/>
        </table:table-row>
        <table:table-row table:style-name="ro2">
          <table:table-cell office:value-type="string" table:style-name="ce23">
            <text:p>Kompasssensor</text:p>
          </table:table-cell>
          <table:table-cell office:value-type="string" table:style-name="ce24">
            <text:p>GY - 9250 MPU-9250</text:p>
          </table:table-cell>
          <table:table-cell office:value-type="currency" office:value="4.8499999999999996" table:style-name="ce25">
            <text:p>4,85 €</text:p>
          </table:table-cell>
          <table:table-cell office:value-type="string" table:style-name="ce26">
            <text:p>4 = 1*Test + 3*Echt</text:p>
          </table:table-cell>
          <table:table-cell office:value-type="string" table:style-name="ce23">
            <text:p>https://www.gearbest.com/sensors/pp_244846.html?wid=1433363&amp;currency=EUR&amp;vip=4446208&amp;gclid=EAIaIQobChMI8fXN_oON2wIVCmUZCh1b1QpREAkYASABEgLdmvD_BwE</text:p>
          </table:table-cell>
          <table:table-cell table:number-columns-repeated="16379" table:style-name="ce14"/>
        </table:table-row>
        <table:table-row table:style-name="ro1">
          <table:table-cell office:value-type="string" table:style-name="ce27">
            <text:p>GESAMT:</text:p>
          </table:table-cell>
          <table:table-cell table:style-name="ce28"/>
          <table:table-cell office:value-type="currency" office:value="130.61000000000001" table:formula="of:=([.D2]*[.C2])+([.D3]*[.C3])+([.C4]*[.D4])+([.D5]*[.C5])+([.D6]*[.C6])+([.D7]*[.C7])+([.D8]*[.C8])+([.D9]*[.C9])+([.D10]*[.C10])+([.D11]*[.C11])+([.D12]*[.C12])+([.D13]*[.C13])+[.C14]*[.D14]+[.C15]*4" table:style-name="ce29">
            <text:p>130,61 €</text:p>
          </table:table-cell>
          <table:table-cell table:style-name="ce3"/>
          <table:table-cell table:style-name="ce2"/>
          <table:table-cell table:number-columns-repeated="16379" table:style-name="ce30"/>
        </table:table-row>
        <table:table-row table:style-name="ro1">
          <table:table-cell office:value-type="string" table:style-name="ce31">
            <text:p>fehlt:</text:p>
          </table:table-cell>
          <table:table-cell table:style-name="ce31"/>
          <table:table-cell table:style-name="ce32"/>
          <table:table-cell table:number-columns-repeated="2" table:style-name="ce31"/>
          <table:table-cell table:number-columns-repeated="16379"/>
        </table:table-row>
        <table:table-row table:style-name="ro1">
          <table:table-cell office:value-type="string" table:style-name="ce31">
            <text:p>Schuss besser überlegen</text:p>
          </table:table-cell>
          <table:table-cell table:style-name="ce31"/>
          <table:table-cell table:style-name="ce32"/>
          <table:table-cell table:number-columns-repeated="2" table:style-name="ce31"/>
          <table:table-cell table:number-columns-repeated="16379"/>
        </table:table-row>
        <table:table-row table:style-name="ro1">
          <table:table-cell office:value-type="string" table:style-name="ce1">
            <text:p>Dribbler „kalibrieren“</text:p>
          </table:table-cell>
          <table:table-cell table:style-name="ce1"/>
          <table:table-cell table:style-name="ce33"/>
          <table:table-cell table:number-columns-repeated="16381" table:style-name="ce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30</meta:generator>
    <dc:title/>
    <dc:description/>
    <dc:subject/>
    <meta:initial-creator/>
    <dc:creator>M S</dc:creator>
    <meta:creation-date>2018-05-11T19:37:11Z</meta:creation-date>
    <dc:date>2018-09-01T13:20:02Z</dc:date>
    <meta:editing-cycles>7</meta:editing-cycles>
  </office:meta>
</office:document-meta>
</file>